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4c9c" officeooo:paragraph-rsid="001e4c9c"/>
    </style:style>
    <style:style style:name="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3" style:family="paragraph" style:parent-style-name="Standard">
      <style:paragraph-properties fo:text-align="center" style:justify-single-word="false"/>
      <style:text-properties fo:font-size="8pt" officeooo:rsid="001e143f" officeooo:paragraph-rsid="001e143f" style:font-size-asian="7pt" style:font-size-complex="8pt"/>
    </style:style>
    <style:style style:name="P4" style:family="paragraph" style:parent-style-name="Text_20_body">
      <style:paragraph-properties fo:text-align="center" style:justify-single-word="false"/>
      <style:text-properties officeooo:rsid="001f601b" officeooo:paragraph-rsid="001f601b"/>
    </style:style>
    <style:style style:name="P5" style:family="paragraph" style:parent-style-name="Text_20_body">
      <style:paragraph-properties fo:text-align="center" style:justify-single-word="false"/>
      <style:text-properties officeooo:rsid="0021578d" officeooo:paragraph-rsid="0021578d"/>
    </style:style>
    <style:style style:name="P6" style:family="paragraph" style:parent-style-name="Title">
      <style:text-properties officeooo:paragraph-rsid="001f601b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center" style:justify-single-word="false"/>
      <style:text-properties officeooo:paragraph-rsid="001f601b"/>
    </style:style>
    <style:style style:name="P9" style:family="paragraph" style:parent-style-name="Heading_20_1">
      <style:paragraph-properties fo:text-align="center" style:justify-single-word="false"/>
      <style:text-properties officeooo:rsid="001f601b" officeooo:paragraph-rsid="001f601b"/>
    </style:style>
    <style:style style:name="T1" style:family="text">
      <style:text-properties officeooo:rsid="001f60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pirational Talks for Children.</text:p>
      <text:p text:style-name="P5">These talks are entirely free of charge and will not solicit business. <text:s/></text:p>
      <text:p text:style-name="P5">We have been servicing our community since 1997 and we believe that these lessons are valuable for all children. <text:s/>Please take a moment to review this list and see their value for yourself.</text:p>
      <text:p text:style-name="P3"/>
      <text:h text:style-name="P7" text:outline-level="1">Respect: the fastest way through Life.</text:h>
      <text:p text:style-name="P4">When we practice Respect for each other we find greater cooperation and less conflict.</text:p>
      <text:h text:style-name="P9" text:outline-level="1">Done with Bullying.</text:h>
      <text:p text:style-name="P4">Bullies don't stand a chance when we all work together.</text:p>
      <text:h text:style-name="P8" text:outline-level="1"><text:span text:style-name="T1">Perseverance</text:span>: <text:span text:style-name="T1">quick and easy isn't always the best</text:span>.</text:h>
      <text:p text:style-name="P4">Learn about the great value in Goal Setting and Regular Practice..</text:p>
      <text:h text:style-name="P8" text:outline-level="1"><text:span text:style-name="T1">Discipline is not Punishment</text:span>.</text:h>
      <text:p text:style-name="P4">Strengthen your mind with right thinking and right practices.</text:p>
      <text:h text:style-name="P8" text:outline-level="1"><text:span text:style-name="T1">Do say “Do” and don't say “Don't”</text:span>.</text:h>
      <text:p text:style-name="P4">How positive reinforcement helps you want to learn and try harder.</text:p>
      <text:h text:style-name="P8" text:outline-level="1"><text:span text:style-name="T1">Personal Power vs Force</text:span>.</text:h>
      <text:p text:style-name="P4">Being Smart, Honest and Good has more power than being tough or str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6.9252in" svg:height="2.1362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17T14:30:04.696206770</dc:date>
    <meta:editing-duration>PT41M46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1" meta:paragraph-count="17" meta:word-count="151" meta:character-count="921" meta:non-whitespace-character-count="782"/>
  </office:meta>
</office:document-meta>
</file>